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82in"/>
    </style:style>
    <style:style style:name="co2" style:family="table-column">
      <style:table-column-properties fo:break-before="auto" style:column-width="1.3874in"/>
    </style:style>
    <style:style style:name="co3" style:family="table-column">
      <style:table-column-properties fo:break-before="auto" style:column-width="1.5965in"/>
    </style:style>
    <style:style style:name="co4" style:family="table-column">
      <style:table-column-properties fo:break-before="auto" style:column-width="1.828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5528in"/>
    </style:style>
    <style:style style:name="co8" style:family="table-column">
      <style:table-column-properties fo:break-before="auto" style:column-width="1.0134in"/>
    </style:style>
    <style:style style:name="co9" style:family="table-column">
      <style:table-column-properties fo:break-before="auto" style:column-width="2.1807in"/>
    </style:style>
    <style:style style:name="co10" style:family="table-column">
      <style:table-column-properties fo:break-before="auto" style:column-width="0.7374in"/>
    </style:style>
    <style:style style:name="co11" style:family="table-column">
      <style:table-column-properties fo:break-before="auto" style:column-width="1.0244in"/>
    </style:style>
    <style:style style:name="co12" style:family="table-column">
      <style:table-column-properties fo:break-before="auto" style:column-width="1.1016in"/>
    </style:style>
    <style:style style:name="co13" style:family="table-column">
      <style:table-column-properties fo:break-before="page" style:column-width="0.6984in"/>
    </style:style>
    <style:style style:name="co14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0.6984in"/>
    </style:style>
    <style:style style:name="co16" style:family="table-column">
      <style:table-column-properties fo:break-before="auto" style:column-width="0.8591in"/>
    </style:style>
    <style:style style:name="co17" style:family="table-column">
      <style:table-column-properties fo:break-before="auto" style:column-width="0.7484in"/>
    </style:style>
    <style:style style:name="co18" style:family="table-column">
      <style:table-column-properties fo:break-before="auto" style:column-width="0.848in"/>
    </style:style>
    <style:style style:name="co19" style:family="table-column">
      <style:table-column-properties fo:break-before="auto" style:column-width="0.1654in"/>
    </style:style>
    <style:style style:name="co20" style:family="table-column">
      <style:table-column-properties fo:break-before="auto" style:column-width="0.5173in"/>
    </style:style>
    <style:style style:name="co21" style:family="table-column">
      <style:table-column-properties fo:break-before="auto" style:column-width="1.21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cell-protect="none" style:print-content="true"/>
    </style:style>
    <style:style style:name="ce4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cell-protect="none" style:print-content="true" fo:padding="0.028in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 style:data-style-name="N0">
      <style:table-cell-properties style:cell-protect="none" style:print-content="true" fo:padding="0.028in"/>
    </style:style>
    <style:style style:name="ce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100">
      <style:table-cell-properties fo:padding="0.028in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none" style:print-content="true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style:cell-protect="none" style:print-content="true" fo:padding="0.028in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fo:padding="0.028in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fo:padding="0.028in"/>
    </style:style>
    <style:style style:name="ce2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23">
      <style:table-cell-properties style:cell-protect="none" style:print-content="true" fo:padding="0.028in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padding="0.028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-is-between(0,100000000000)" table:allow-empty-cell="true" table:base-cell-address="Sheet1.A22">
          <table:error-message table:message-type="stop" table:display="true"/>
        </table:content-validation>
        <table:content-validation table:name="val2" table:condition="of:cell-content-text-length()=11" table:allow-empty-cell="true" table:base-cell-address="Sheet1.B1">
          <table:help-message table:title="Enter Purchaser Tin" table:display="true">
            <text:p>Enter Purchaser Tin</text:p>
          </table:help-message>
          <table:error-message table:message-type="stop" table:display="true">
            <text:p>Invalid Purchaser Tin</text:p>
          </table:error-message>
        </table:content-validation>
        <table:content-validation table:name="val3" table:condition="of:cell-content-is-in-list([.$BA$5:.$BA$8])" table:allow-empty-cell="true" table:display-list="unsorted" table:base-cell-address="Sheet1.B2">
          <table:error-message table:message-type="stop" table:display="true"/>
        </table:content-validation>
        <table:content-validation table:name="val4" table:condition="of:cell-content-text-length()=11" table:allow-empty-cell="true" table:base-cell-address="Sheet1.B4">
          <table:help-message table:display="true">
            <text:p>Enter Seller TIN</text:p>
          </table:help-message>
          <table:error-message table:message-type="stop" table:display="true">
            <text:p>Enter Seller TIN</text:p>
          </table:error-message>
        </table:content-validation>
        <table:content-validation table:name="val5" table:condition="of:cell-content-is-in-list([.$AW$5:.$AW$489])" table:allow-empty-cell="true" table:display-list="unsorted" table:base-cell-address="Sheet1.I1">
          <table:error-message table:message-type="stop" table:display="true"/>
        </table:content-validation>
        <table:content-validation table:name="val6" table:condition="of:cell-content-is-in-list([.$AY$5:.$AY$18])" table:allow-empty-cell="true" table:display-list="unsorted" table:base-cell-address="Sheet1.K1">
          <table:help-message table:title="Select UOM " table:display="true">
            <text:p>Select UOM </text:p>
          </table:help-message>
          <table:error-message table:message-type="stop" table:display="true">
            <text:p>Select UOM </text:p>
          </table:error-message>
        </table:content-validation>
      </table:content-validations>
      <table:table table:name="Sheet1" table:style-name="ta1" table:protected="true" table:protection-key="damE03s9oyGGm+iKn04JdQnpVTk=" table:protection-key-digest-algorithm="http://docs.oasis-open.org/office/ns/table/legacy-hash-excel" table:protection-key-digest-algorithm-2="http://www.w3.org/2000/09/xmldsig#sha1">
        <table:table-protection table:select-unprotected-cells="true"/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5"/>
        <table:table-column table:style-name="co8" table:default-cell-style-name="ce17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20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6"/>
        <table:table-column table:style-name="co15" table:default-cell-style-name="Default"/>
        <table:table-column table:style-name="co17" table:default-cell-style-name="ce6"/>
        <table:table-column table:style-name="co15" table:number-columns-repeated="12" table:default-cell-style-name="Default"/>
        <table:table-column table:style-name="co18" table:default-cell-style-name="ce6"/>
        <table:table-column table:style-name="co15" table:number-columns-repeated="4" table:default-cell-style-name="Default"/>
        <table:table-column table:style-name="co19" table:default-cell-style-name="ce6"/>
        <table:table-column table:style-name="co15" table:visibility="collapse" table:number-columns-repeated="17" table:default-cell-style-name="ce6"/>
        <table:table-column table:style-name="co20" table:default-cell-style-name="ce6"/>
        <table:table-column table:style-name="co15" table:number-columns-repeated="970" table:default-cell-style-name="Default"/>
        <table:table-row table:style-name="ro1">
          <table:table-cell table:style-name="ce1" office:value-type="string">
            <text:p>Purchaser TIN</text:p>
          </table:table-cell>
          <table:table-cell table:style-name="ce7" table:content-validation-name="val2" office:value-type="float" office:value="28960200435">
            <text:p>28960200435</text:p>
          </table:table-cell>
          <table:table-cell table:number-columns-repeated="3"/>
          <table:table-cell table:style-name="ce14" office:value-type="string">
            <text:p>C Form</text:p>
          </table:table-cell>
          <table:table-cell table:number-columns-repeated="2"/>
          <table:table-cell table:content-validation-name="val5"/>
          <table:table-cell/>
          <table:table-cell table:content-validation-name="val6"/>
          <table:table-cell table:number-columns-repeated="1013"/>
        </table:table-row>
        <table:table-row table:style-name="ro1">
          <table:table-cell table:style-name="ce1" office:value-type="string">
            <text:p>Quarter</text:p>
          </table:table-cell>
          <table:table-cell table:style-name="ce5" table:content-validation-name="val3" office:value-type="string">
            <text:p>Jul-Sep</text:p>
          </table:table-cell>
          <table:table-cell table:number-columns-repeated="6"/>
          <table:table-cell table:content-validation-name="val5"/>
          <table:table-cell/>
          <table:table-cell table:content-validation-name="val6"/>
          <table:table-cell table:number-columns-repeated="1013"/>
        </table:table-row>
        <table:table-row table:style-name="ro1">
          <table:table-cell table:style-name="ce1" office:value-type="string">
            <text:p>Year <text:span text:style-name="T1">(Ex: 2009)</text:span></text:p>
          </table:table-cell>
          <table:table-cell table:style-name="ce4" office:value-type="float" office:value="2012">
            <text:p>2012</text:p>
          </table:table-cell>
          <table:table-cell table:number-columns-repeated="6"/>
          <table:table-cell table:content-validation-name="val5"/>
          <table:table-cell/>
          <table:table-cell table:content-validation-name="val6"/>
          <table:table-cell table:number-columns-repeated="1013"/>
        </table:table-row>
        <table:table-row table:style-name="ro2">
          <table:table-cell table:style-name="ce2" office:value-type="string" table:number-columns-spanned="1" table:number-rows-spanned="2">
            <text:p>SL.No</text:p>
          </table:table-cell>
          <table:table-cell table:style-name="ce2" table:content-validation-name="val4" office:value-type="string" table:number-columns-spanned="1" table:number-rows-spanned="2">
            <text:p>Seller TIN</text:p>
          </table:table-cell>
          <table:table-cell table:style-name="ce11" office:value-type="string" table:number-columns-spanned="1" table:number-rows-spanned="2">
            <text:p>Seller Name </text:p>
          </table:table-cell>
          <table:table-cell table:style-name="ce11" office:value-type="string" table:number-columns-spanned="1" table:number-rows-spanned="2">
            <text:p>Seller Address </text:p>
          </table:table-cell>
          <table:table-cell table:style-name="ce11" office:value-type="string" table:number-columns-spanned="1" table:number-rows-spanned="2">
            <text:p>Vehicle no </text:p>
          </table:table-cell>
          <table:table-cell table:style-name="ce11" office:value-type="string" table:number-columns-spanned="1" table:number-rows-spanned="2">
            <text:p>Transporter name </text:p>
          </table:table-cell>
          <table:table-cell table:style-name="ce16" office:value-type="string" table:number-columns-spanned="1" table:number-rows-spanned="2">
            <text:p>Invoice No</text:p>
          </table:table-cell>
          <table:table-cell table:style-name="ce11" office:value-type="string" table:number-columns-spanned="1" table:number-rows-spanned="2">
            <text:p>Invoice Dt <text:s/>(dd-mm-yyyy)</text:p>
          </table:table-cell>
          <table:table-cell table:style-name="ce2" table:content-validation-name="val5" office:value-type="string" table:number-columns-spanned="1" table:number-rows-spanned="2">
            <text:p>Commodity</text:p>
          </table:table-cell>
          <table:table-cell table:style-name="ce2" office:value-type="string" table:number-columns-spanned="1" table:number-rows-spanned="2">
            <text:p>Quantity</text:p>
          </table:table-cell>
          <table:table-cell table:style-name="ce2" table:content-validation-name="val6" office:value-type="string" table:number-columns-spanned="1" table:number-rows-spanned="2">
            <text:p>UOM (Units of Measerment)</text:p>
          </table:table-cell>
          <table:table-cell table:style-name="ce21" office:value-type="string" table:number-columns-spanned="1" table:number-rows-spanned="2">
            <text:p>Value (Rs.)</text:p>
          </table:table-cell>
          <table:table-cell table:style-name="ce23" table:number-columns-repeated="1012"/>
        </table:table-row>
        <table:table-row table:style-name="ro3">
          <table:covered-table-cell table:style-name="ce2"/>
          <table:covered-table-cell table:style-name="ce2" table:content-validation-name="val4"/>
          <table:covered-table-cell table:number-columns-repeated="4" table:style-name="ce11"/>
          <table:covered-table-cell table:style-name="ce16"/>
          <table:covered-table-cell table:style-name="ce11"/>
          <table:covered-table-cell table:style-name="ce2" table:content-validation-name="val5"/>
          <table:covered-table-cell table:style-name="ce2"/>
          <table:covered-table-cell table:style-name="ce2" table:content-validation-name="val6"/>
          <table:covered-table-cell table:style-name="ce21"/>
          <table:table-cell/>
          <table:table-cell table:style-name="ce24"/>
          <table:table-cell table:number-columns-repeated="3"/>
          <table:table-cell table:style-name="ce24"/>
          <table:table-cell table:number-columns-repeated="29"/>
          <table:table-cell table:style-name="ce24"/>
          <table:table-cell office:value-type="string">
            <text:p>A B SWITCHES</text:p>
          </table:table-cell>
          <table:table-cell office:value-type="string">
            <text:p>CST Way Bill</text:p>
          </table:table-cell>
          <table:table-cell office:value-type="string">
            <text:p>Meters</text:p>
          </table:table-cell>
          <table:table-cell office:value-type="string">
            <text:p>2009-10</text:p>
          </table:table-cell>
          <table:table-cell table:style-name="ce26" office:value-type="string">
            <text:p>Apr-Jun</text:p>
          </table:table-cell>
          <table:table-cell table:number-columns-repeated="971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8" office:value-type="float" office:value="24572300557">
            <text:p>24572300557</text:p>
          </table:table-cell>
          <table:table-cell table:style-name="ce3" office:value-type="string">
            <text:p>FLUID TECH SYSTEMS</text:p>
          </table:table-cell>
          <table:table-cell table:style-name="ce3" office:value-type="string">
            <text:p>AHMEABAD</text:p>
          </table:table-cell>
          <table:table-cell table:number-columns-repeated="2" table:style-name="ce5" office:value-type="string">
            <text:p>By courier</text:p>
          </table:table-cell>
          <table:table-cell table:style-name="ce8" office:value-type="float" office:value="264">
            <text:p>264</text:p>
          </table:table-cell>
          <table:table-cell table:style-name="ce3" office:value-type="string">
            <text:p>30-07-2012</text:p>
          </table:table-cell>
          <table:table-cell table:style-name="ce19" table:content-validation-name="val5" office:value-type="string">
            <text:p>ENGINEERING GOODS</text:p>
          </table:table-cell>
          <table:table-cell table:style-name="ce4" office:value-type="float" office:value="3">
            <text:p>3</text:p>
          </table:table-cell>
          <table:table-cell table:style-name="ce4" table:content-validation-name="val6" office:value-type="string">
            <text:p>Number</text:p>
          </table:table-cell>
          <table:table-cell table:style-name="ce3" office:value-type="float" office:value="48718">
            <text:p>48718</text:p>
          </table:table-cell>
          <table:table-cell/>
          <table:table-cell table:style-name="ce24"/>
          <table:table-cell table:number-columns-repeated="3"/>
          <table:table-cell table:style-name="ce24"/>
          <table:table-cell table:number-columns-repeated="29"/>
          <table:table-cell table:style-name="ce24"/>
          <table:table-cell office:value-type="string">
            <text:p>AAA Conductor (All Aluminum Alloy Conductor)</text:p>
          </table:table-cell>
          <table:table-cell office:value-type="string">
            <text:p>VAT Way Bill</text:p>
          </table:table-cell>
          <table:table-cell office:value-type="string">
            <text:p>MTs</text:p>
          </table:table-cell>
          <table:table-cell office:value-type="string">
            <text:p>2008-09</text:p>
          </table:table-cell>
          <table:table-cell table:style-name="ce26" office:value-type="string">
            <text:p>Jul-Sep</text:p>
          </table:table-cell>
          <table:table-cell table:number-columns-repeated="971"/>
        </table:table-row>
        <table:table-row table:style-name="ro4">
          <table:table-cell table:number-columns-repeated="2" table:style-name="ce4" office:value-type="string">
            <text:p><text:s/></text:p>
          </table:table-cell>
          <table:table-cell table:number-columns-repeated="2" table:style-name="ce4" office:value-type="string">
            <text:p><text:s text:c="2"/></text:p>
          </table:table-cell>
          <table:table-cell table:number-columns-repeated="4" table:style-name="ce4" office:value-type="string">
            <text:p><text:s/></text:p>
          </table:table-cell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"/>
          <table:table-cell table:style-name="ce24"/>
          <table:table-cell table:style-name="ce25"/>
          <table:table-cell table:number-columns-repeated="28"/>
          <table:table-cell table:style-name="ce24"/>
          <table:table-cell office:value-type="string">
            <text:p>ABRASIVES</text:p>
          </table:table-cell>
          <table:table-cell office:value-type="string">
            <text:p>F Form</text:p>
          </table:table-cell>
          <table:table-cell office:value-type="string">
            <text:p>Kgs</text:p>
          </table:table-cell>
          <table:table-cell office:value-type="string">
            <text:p>2007-08</text:p>
          </table:table-cell>
          <table:table-cell table:style-name="ce26" office:value-type="string">
            <text:p>Oct-Dec</text:p>
          </table:table-cell>
          <table:table-cell table:number-columns-repeated="971"/>
        </table:table-row>
        <table:table-row table:style-name="ro4">
          <table:table-cell table:number-columns-repeated="2" table:style-name="ce4" office:value-type="string">
            <text:p><text:s/></text:p>
          </table:table-cell>
          <table:table-cell table:number-columns-repeated="2" table:style-name="ce4" office:value-type="string">
            <text:p><text:s text:c="2"/></text:p>
          </table:table-cell>
          <table:table-cell table:number-columns-repeated="4" table:style-name="ce4" office:value-type="string">
            <text:p><text:s/></text:p>
          </table:table-cell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"/>
          <table:table-cell table:style-name="ce24"/>
          <table:table-cell table:style-name="ce25"/>
          <table:table-cell table:number-columns-repeated="28"/>
          <table:table-cell table:style-name="ce24"/>
          <table:table-cell office:value-type="string">
            <text:p>ACID</text:p>
          </table:table-cell>
          <table:table-cell office:value-type="string">
            <text:p>H Form</text:p>
          </table:table-cell>
          <table:table-cell office:value-type="string">
            <text:p>Litres</text:p>
          </table:table-cell>
          <table:table-cell office:value-type="string">
            <text:p>2006-07</text:p>
          </table:table-cell>
          <table:table-cell table:style-name="ce26" office:value-type="string">
            <text:p>Jan-Mar</text:p>
          </table:table-cell>
          <table:table-cell table:number-columns-repeated="971"/>
        </table:table-row>
        <table:table-row table:style-name="ro5">
          <table:table-cell table:number-columns-repeated="2" table:style-name="ce4" office:value-type="string">
            <text:p><text:s/></text:p>
          </table:table-cell>
          <table:table-cell table:number-columns-repeated="2" table:style-name="ce4" office:value-type="string">
            <text:p><text:s text:c="2"/></text:p>
          </table:table-cell>
          <table:table-cell table:number-columns-repeated="4" table:style-name="ce4" office:value-type="string">
            <text:p><text:s/></text:p>
          </table:table-cell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"/>
          <table:table-cell table:style-name="ce24"/>
          <table:table-cell table:style-name="ce25"/>
          <table:table-cell table:number-columns-repeated="28"/>
          <table:table-cell table:style-name="ce24"/>
          <table:table-cell office:value-type="string">
            <text:p>ACSR Conductor (Aluminum Core Steel Reinforced Conductor)</text:p>
          </table:table-cell>
          <table:table-cell/>
          <table:table-cell office:value-type="string">
            <text:p>Grams</text:p>
          </table:table-cell>
          <table:table-cell office:value-type="string">
            <text:p>2005-06</text:p>
          </table:table-cell>
          <table:table-cell table:number-columns-repeated="972"/>
        </table:table-row>
        <table:table-row table:style-name="ro5">
          <table:table-cell table:number-columns-repeated="2" table:style-name="ce4" office:value-type="string">
            <text:p><text:s/></text:p>
          </table:table-cell>
          <table:table-cell table:number-columns-repeated="2" table:style-name="ce4" office:value-type="string">
            <text:p><text:s text:c="2"/></text:p>
          </table:table-cell>
          <table:table-cell table:number-columns-repeated="4" table:style-name="ce4" office:value-type="string">
            <text:p><text:s/></text:p>
          </table:table-cell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"/>
          <table:table-cell table:style-name="ce24"/>
          <table:table-cell table:number-columns-repeated="29"/>
          <table:table-cell table:style-name="ce24"/>
          <table:table-cell office:value-type="string">
            <text:p>ACTIVATED CARBON</text:p>
          </table:table-cell>
          <table:table-cell/>
          <table:table-cell office:value-type="string">
            <text:p>Number</text:p>
          </table:table-cell>
          <table:table-cell table:number-columns-repeated="973"/>
        </table:table-row>
        <table:table-row table:style-name="ro5">
          <table:table-cell table:number-columns-repeated="2" table:style-name="ce4" office:value-type="string">
            <text:p><text:s/></text:p>
          </table:table-cell>
          <table:table-cell table:number-columns-repeated="2" table:style-name="ce4" office:value-type="string">
            <text:p><text:s text:c="2"/></text:p>
          </table:table-cell>
          <table:table-cell table:number-columns-repeated="4" table:style-name="ce4" office:value-type="string">
            <text:p><text:s/></text:p>
          </table:table-cell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"/>
          <table:table-cell table:style-name="ce24"/>
          <table:table-cell table:number-columns-repeated="29"/>
          <table:table-cell table:style-name="ce24"/>
          <table:table-cell office:value-type="string">
            <text:p>ADHESIVES</text:p>
          </table:table-cell>
          <table:table-cell/>
          <table:table-cell office:value-type="string">
            <text:p>Boxes</text:p>
          </table:table-cell>
          <table:table-cell table:number-columns-repeated="973"/>
        </table:table-row>
        <table:table-row table:style-name="ro5">
          <table:table-cell table:number-columns-repeated="2" table:style-name="ce4" office:value-type="string">
            <text:p><text:s/></text:p>
          </table:table-cell>
          <table:table-cell table:number-columns-repeated="2" table:style-name="ce4" office:value-type="string">
            <text:p><text:s text:c="2"/></text:p>
          </table:table-cell>
          <table:table-cell table:number-columns-repeated="4" table:style-name="ce4" office:value-type="string">
            <text:p><text:s/></text:p>
          </table:table-cell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"/>
          <table:table-cell table:style-name="ce24"/>
          <table:table-cell table:number-columns-repeated="29"/>
          <table:table-cell table:style-name="ce24"/>
          <table:table-cell office:value-type="string">
            <text:p>AERATED WATERS AND BOTTLED WATER</text:p>
          </table:table-cell>
          <table:table-cell/>
          <table:table-cell office:value-type="string">
            <text:p>Dozen</text:p>
          </table:table-cell>
          <table:table-cell table:number-columns-repeated="973"/>
        </table:table-row>
        <table:table-row table:style-name="ro4">
          <table:table-cell table:number-columns-repeated="2" table:style-name="ce4" office:value-type="string">
            <text:p><text:s/></text:p>
          </table:table-cell>
          <table:table-cell table:number-columns-repeated="2" table:style-name="ce4" office:value-type="string">
            <text:p><text:s text:c="2"/></text:p>
          </table:table-cell>
          <table:table-cell table:number-columns-repeated="4" table:style-name="ce4" office:value-type="string">
            <text:p><text:s/></text:p>
          </table:table-cell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"/>
          <table:table-cell table:style-name="ce24"/>
          <table:table-cell table:number-columns-repeated="29"/>
          <table:table-cell table:style-name="ce24"/>
          <table:table-cell office:value-type="string">
            <text:p>AGARBATHI</text:p>
          </table:table-cell>
          <table:table-cell/>
          <table:table-cell office:value-type="string">
            <text:p>Quintals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9"/>
          <table:table-cell table:style-name="ce4" table:number-columns-repeated="5"/>
          <table:table-cell table:style-name="ce9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"/>
          <table:table-cell table:style-name="ce24"/>
          <table:table-cell table:number-columns-repeated="29"/>
          <table:table-cell table:style-name="ce24"/>
          <table:table-cell office:value-type="string">
            <text:p>AGRICULTURAL IMPLEMENTS</text:p>
          </table:table-cell>
          <table:table-cell/>
          <table:table-cell office:value-type="string">
            <text:p>Bags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IDS AND IMPLEMENTS USED BY HADICAPPED PERSONS</text:p>
          </table:table-cell>
          <table:table-cell/>
          <table:table-cell office:value-type="string">
            <text:p>NA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IR CONDITIONERS AND SPARES</text:p>
          </table:table-cell>
          <table:table-cell/>
          <table:table-cell office:value-type="string">
            <text:p>Cubic Meters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COHOL, SPIRIT AND SOLVENTS</text:p>
          </table:table-cell>
          <table:table-cell/>
          <table:table-cell office:value-type="string">
            <text:p>Square Meters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HANDICRAFTS</text:p>
          </table:table-cell>
          <table:table-cell/>
          <table:table-cell office:value-type="string">
            <text:p>Square Feet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INSULATION MATERIALS</text:p>
          </table:table-cell>
          <table:table-cell table:number-columns-repeated="975"/>
        </table:table-row>
        <table:table-row table:style-name="ro5"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KINDS OF BRICKS (INCLUDING FLY ASH , REFRACTORY)</text:p>
          </table:table-cell>
          <table:table-cell table:number-columns-repeated="975"/>
        </table:table-row>
        <table:table-row table:style-name="ro5"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4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KINDS OF CABLES</text:p>
          </table:table-cell>
          <table:table-cell table:number-columns-repeated="975"/>
        </table:table-row>
        <table:table-row table:style-name="ro5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KINDS OF GRAPHITE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KINDS OF METALS (NON-FERROUS BASE METALS)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KINDS OF OIL SEE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KINDS OF SCRAP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KINDS OF VEGETABLE OILS AND VANASPATHI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MINERALS AND OR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MOTOR VEHICLES EXCEPT TRACTO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PULSES AND DHAL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TYPES OF CLAY INCLUDING CHINA CLAY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TYPES OF DOORS SHUTTERS FRAMES AND WINDOW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TYPES OF RESIN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TYPES OF WAX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TYPES OF YARN , SEWING THREAD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L UTENSIL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LUMINIUM AND ITS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QUA MEDICIN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QUATIC FEED, CATTEL FEED, FEED SUPPLEMENTS AND NUTRIE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RTIFICIAL TEETH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SBESTOS SHEE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SPHALTIC ROOFING SHEE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UTO FARE MET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UTOMOBILE PARTS AND ACCESSO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VIATION MOTOR SPIRIT AND ANY OTHER MOTOR SPIRI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VIATION TURBINE FUE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AWNINGS AND CANOP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AGS,BELTS,CAP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AKE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AKERIES AND SWEET MEAT SHOP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AMBOO MATTING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ANGLE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ARYT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ATCH MIX PLAN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ATTE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EARIN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EEDI LEAV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EED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ETEL LEAVE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ETEL NUT POWDER, BETEL NUT, ARECANU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ICYCLES,TRICYCLES,CYCLE RICKSHAWS AND PARTS AND ACCESSO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IO PRODUCTS, AGRO CHEMICALS, MICRO NUTRIE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IO-DIESEL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IOMASS BRIQUETT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ISCUI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ITUMEN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LAD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OILERS, BOILER TUB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OLTS, NUTS THREADED OR TAPPED AND SCREW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OOKS, PERIODICALS AND JOURNA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RANDED AND UNBRANDED BROOM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RANDED BREAD, UNBRANDED BREA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RASS AND BRASS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RUSH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UFFALO, COW, OX HORNS AND THEIR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ULK DRU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ULLION, SPECIE, PLATINUM,JEWELLERY AND PRECIOUS STON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BUNK HOUS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MPHO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PS AND CLOSURES FOR BOTTL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RBON BLACK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RBON STEEL CASTIN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RDANOL, CASHEW NUT SHELL OI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RPE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SHEW NUTS, CASHEW NUT KERNA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SHEW SHELL, CASHEW SHEEL CAKE AND HUSK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STER CAK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STOR (RICINUS COMMUNIS)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ATERING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D ROM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EM POWD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EMEN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EMENT BRICK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EMENT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ERAMIC TILES AND GLAZED TILES AND EARTHEN TILE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ERTIFIED SEE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HARCOA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HARKHA, AMBAR CHARKHA,GANDHI TOPI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HILL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I PIPES AND FITTIN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IGARETT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LINK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AL AND COK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AL TAR AND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COA BEAN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CONUT SHELL POWD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CONUTS,COPRA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FFEE SEE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FFEE VENDING MACHIN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LOR PIGMENTS, <text:s/>ULTRA MARINE BLU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MPUTER SOFTWA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MPUTERS, PERIPHERA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NDOMS AND CONTRACEPTIV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NFECTIONARY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NSTIC LY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NSUMER ELECTRONIC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PPERWI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RK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RRUGATED BOX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SMETIC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TTON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TTON FABRICS, MANMADE FABRICS, WOOLEN FABRICS AND TEXTILE MADE-UP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TTON FABRICS, MANMADE FABRICS,WOOLEN FABRICS, SILK FABRIC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TTON SEEDS, COTTON SEED OIL, COTTON CAK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TTON WASTE AND COTTON YARN WAST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OTTON YARN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RAN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ROCHET LAC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ROCKERY AND CUTLETY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RUCIBL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RUDE OI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ULLE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UPS,PLATES AND GLASSES MADE OF PAP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/>
          <table:table-cell table:style-name="ce24"/>
          <table:table-cell table:number-columns-repeated="33"/>
          <table:table-cell table:style-name="ce24"/>
          <table:table-cell office:value-type="string">
            <text:p>CURD, LUSSI, BUTTER MILK ,SEPARATED MILK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CYCLES, TRICYCLES, CYCLE RICKSHAWS AND PAR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ENTAL MATERIA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ETONATORS, DETONATOR FUS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IESE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ISH TV <text:s/>DTH SET TOP BOX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ISTILLED WAT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OLOMITE ,WHITE WASHING MATERIAL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OORS OF ALL TYP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PC Wire (Double Paper Cover Wire)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RIP IRRIGATION SYSTEM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RUGS AND MEDICIN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RY FRUITS, SPICES AND CONDIMENTS,DRY CHILL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DYES AND CHEMICA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ARTH MOVING EQUIPMEN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ARTHEN PO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DUCATIONAL ITEM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GGS, LIVE STOCK ,ANIMAL HAI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LECTRIC MOTORS,OIL ENGIN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LECTRICAL ENERGY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LECTRICAL GOODS EXCEPT ENGINES/MOTO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LECTRICAL HOME APPLIANC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LECTRICAL TRANSFORMERS, SWITCH GEA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LECTROD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LECTRONIC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MPTY BOTTL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MU OI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NGINEERING GOO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XEMPTED GOO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XPLOSIV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EXTRA NEUTRAL ALCOHOL (ENA)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ABRICATION AND STRUCTURES MADE OF STEEL OR OTHER MATERIAL.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ERROUS METALS , ALLOYS , ALLOY EXTRUSION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ERTILIZERS, BONE MEA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BERS OF ALL TYPES AND FIBRE WAST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BRE GLAS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LL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RE ARMS, WEAPONS, GUN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RE SAFETY EQUIPME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RE WORK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REWOO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SH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SH FEE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SH MEA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SH OI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ISHNET , FISHNET FABRIC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LOORING MATERIALS EXCEPT GRANITES AND MARBL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LOUR,ATTA,MAIDA,SUJI,BESAN,RAVVA,VERMICELLI AND SEMIYA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LUXES AND CHEMICA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OAM AND FOAM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OOD FLAVOU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OOD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OOTWEA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OOTWEAR MATERIA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RESH MILK, PASTEURIZED MILK ,SKIMMED MILK POWD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RESH PLANTS, SAPLINGS AND FRESH FLOW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ROZEN FISH, FROZEN PRAWNS, FROZEN MEA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RUIT BASED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URNACE OI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FURNITU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 I PIPES AND FITTIN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ARNE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AS STOVES AND ACCESSO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EAR BOX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ENERATOR PAR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ENERATO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IFTS AND NOVELT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INGER AND GARLIC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LASS AND GLASS WA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LASS CLEAN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LUCOS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OODS OF INTANGIBLE/INCORPOREAL NATU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RANIT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ROUND NUT,GROUND NUT SEED,COTTON SEE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UM ROSIN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UNN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GYPSUM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AND PUMPS, PARTS AND FITTING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ANDLOOMS, PARTS AND ACCESSORIES THEREOF AND GOODS PRODUCED FROM HANDLOOM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ARDWA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DPE RAW MATERIAL,HDPE PIPES AND FITTIN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DPE WOVEN FABRIC/SACK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ELME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ERB,BARK,DRYPLANT,DRYROOT,JARIBOOTI,DRYFLOW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ERBAL AND AYURVEDIC PRODUCTS AND HOMEOPATHIC PRODUCT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ESSIAN CLOTH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EXAN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IDES AND SKIN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OME APPLIANC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OSE PIPES AND FITTIN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OT MIX PLAN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OTE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UMAN BLOOD , BLOOD PLASMA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UMAN HAI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HUSK OF PULSES, PADDY, GROUNDNUT, WHEAT BRAN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C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CE-CREAM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MITATION JEWELLERY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NDUSTRIAL ELECTRONIC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NDUSTRIAL GAS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NDUSTRIAL INPU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NDUSTRIAL OI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NSECT PROTECTION MESHES, MESHES FOR GARDENING,AGRO MESH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NVERT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RON AND STEE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RON AND STEEL SCRAP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RON WIRE ROP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IT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JAGGERY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JOWAR, MAIZE, RAGI, BAJRA, BARLEY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JUTE AND JUTE PRODUCTS EXCLUDING <text:s/>GUNN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JUTE STICK CHIPS AND JUTE STICK POWD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KATHA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KEROSENE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KEROSENE STOVE, LAMPS AND ACCESSO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KHANDASARI SUGA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KIRANA/GROCE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KITCHENWA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KUMKUM, BINDI, ALTA , SINDU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ABE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ABORATORY EQUIPME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ABORATORY GLASS WA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AMINATED SILVER ROL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D AND LDPE FILM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EAF PLATES, LEAF CUPS-PRESSED OR STITCHE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EASING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EATHER CLEANING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EATHER PROUD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IFT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IFTS ELEVATORS ACCESSORIES AND PARTS THEREOF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IME STON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IME,LIME POWDER,LIME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IQUEFIED PETROLEUM GAS <text:s text:c="2"/>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IQUO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OOSE AND UNSTITCHED VISTARAKULU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PG AND CNG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PG/ CNG CONVERSION KI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LUBRICANTS <text:s/>AND OTHER PETROLEUM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 S STORAGE TANK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ACHINERY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ACHINERY SPAR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ADE UPS , GARMENTS MADE OF KHADI CLOTH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AIDA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ARBL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ASALA POWDER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ASTER BATCH COLOUR GRANUL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ATCH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ATTRESS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EAT, FLESH OF POULTRY, FISH, PRAWN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EDICAL EQUIPMENTS / DEVISES AND IMPLA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ELAMIN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ESTA OR BIMLI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ICA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ILK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OBILE PHONES, SPAR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OLASES AND RECTIFIED SPIRI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OSAIC TILES PARKING TIL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OSQUITO NETS, INSECTS SCREENS, PERIMETER SCREEN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OSQUITO REPELLE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OULDED LUGGAG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S BARRELS AND CONTAIN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ULTIPLE GOO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MUSICAL INSTRUME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APA SLABS(ROUGH AND POLISHED FLOORING STONES)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ATIONAL FLAG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ATURAL GA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ATURAL OR SYNTHETIC ESSENTIAL OI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ATURAL POLYM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AWA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EEM CAK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EWS PRIN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ON-JUDICIAL STAMP PAPER,POSTAL ENVELOPE, POST CARD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ON-WOVEN BAGS AND NON-WOVEN FABRIC BA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NOTE BOOKS,DIARIES AND STATIONERY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OA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OIL CAKES AND DEOILED CAK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OLEORESIN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OPTICAL FIB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OPTICALS, SUNGLASSES, FRAM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ORGANIC MANU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OXYGEN GA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CKED FOO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CKING MATERIALS-OTHER THAN HDPE SACKS,GUNN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D CLAMP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DDY , RICE AND BY-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INT BRUSH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INT ROLL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INTS AND COLOU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N MASALA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PA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P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PER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RAFFIN WAX, WAX CANDL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ARCHED AND FRIED GRAMS OR DHAL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ERFUM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ESTICIDES,INSECTICIDES,FUNGICIDES,HERBICIDES,WEEDICID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ETRO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ETROLEUM COK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HENY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HOTO FRAM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HOTOGRAPHIC GOO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ICKL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ICKLES, SAUCES, HONEY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IECE OF CHALK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ILLOW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IPPALAMODI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ANT AND ANIMAL FIBR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ANTAIN LEAV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ASTER OF PARI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ASTI ARTICL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ASTIC CARRY BA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ASTIC CONTAIN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ASTIC FOOTWEA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ASTIC RAW MATERIA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ASTIC SCRAP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ASTISIZERS AND ELASTIM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LYWOOD AND LAMINAT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OLYPROPYLENE RAW MATWRIAL AND WOVEN FABRIC OR SACK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OLYTHENE COV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OLYTHENE PAP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OWER TOO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ASADAM, BHOG OR MAHA BHOG BY RELIGIOUS INSTITUTION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AWN FEED,POULTRY FEED, ANIMAL FEED.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AWN SEEDS, AQUA CULTU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E-STRESSED RAILWAY CONCRETE SLEEP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ECIOUS METALS, PEAR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ESSURE COOKERS, PAN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INTED ADVERTISEMENT SIGNAGE AND BOAR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INTED MATERIAL OTHER THAN BOOK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INTING INK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INTING PAPER AND PAPER ROLLS PRINTING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OCESSED AND BRANDED SAL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ROCESSED PRAWN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UFFED RICE, PARCHED RICE, MURMURALU, ATUKULU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ULP WOOD, BAMBOO AND CASURINA POLES, EUCALYPTUS LO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VC CLOTH WATERPROOF CLOTH TARPAULIN REXIN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VC PRODUCTS - OTHER THAN PVC CLOTH, REXIN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PYROLYSIS OI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AIL COACHES, ENGINES, WAGONS AND PART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AKHI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AW WOO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CC PIPES AND FITTIN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EADY MIX CONCRET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EADYMADE GARMENTS AND HOSIERY GOO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ED SANDAL WOO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EFRACTORY MATERIA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EFRIGERATION SPARES AND REFRIGERATION GASE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EFRIGERATO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ENEWABLE ENERGY DEVICES AND SPARE PAR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ESIN COATED QUARTZ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ICE BRAN INCLUDING DE-OILED RICE BRAN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ICE BRAN OI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IGS AND SPAR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IVER SAND AND GRIT AND STONE CHIP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OAD SAFETY PRODUCTS <text:s/>OR EQUIPME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OOM FRESHEN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RUBBER AND RUBBER PRODUCTS AND COIR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 S TANK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AFETY EQUIPME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afety Products like Gloves,Face Mask,Shoes,Eye Protection, Aprons, Uniforms, Hair Cap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AN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ANITARY NAPKIN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ANITARY WA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CIENTIFIC EQUIPME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EA SHEL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ECURITY SYSTEM EQUIPMEN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EEDS FOR SOWING AND GARDENING PURPOS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EMEN INCLUDING FROZEN SEMEN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ERVO GAUG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EWING MACHINES AND PARTS AND ACCESSO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HEETS MADEUP OF PLASTIC FOAM AND SYNTHETIC FOAM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HIPS AND OTHER VESSE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HRIMP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HRIMPSHELL MEA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ILICATS-QUARTZ,FELDSPAR ETC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ILICON MANGANEES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ILK WORM LAYING, COCOON AND RAW SILK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ILVER FILM IRON JINDALAR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ILVER FOI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ILVER POUCH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IM CARDS,RECHARGE COUPONS, EASY RECHARG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LATE AND SLATE PENCI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OAP NU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OAP STONE POWD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OAPS INCLUDING WASHING POWD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ODA MAKING MACHINE AND SPAR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OFT DRINK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OLAR POWER SYSTEM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OYA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PORTS GOO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PRAYER AND SPRAYER PAR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PRINKLERS AND SPAR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QUASH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S PIP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TAINLESS STEEL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TARCH AND SAGO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TARTERS OF ELECTRIC MOTORS ,PUMP SETS,PARTS AND ACCESSO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TEEL ALLOY CASTING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TONE WARE GLAZED PIP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UGA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UGARCAN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UITCASES AND TRAVELING GOO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URFACTAN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URGICAL GOO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URVEY AND CONSTRUCTION TESTING EQUIPMEN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WEET MEAT SHOP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SWEET SUPARI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AILORING MATERIA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AMARIND AND SEE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EA AND COFFEE AND COFFEE SEED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EXTILE CLOTH MADE UPS SAREES DRESS MATERIALS TOWELS ETC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EXTILE FABRIC COATE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HERMOCOL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HICKN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HRESHERS,HARVESTERS,TRACTOR TRAILERS,ATTACHMENTS AND PAR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IMBER AND SIZ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OBACCO AND TOBACCO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ODDY, NEERA , ARAK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OILET CLEAN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OLVEN IPA INK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OOLS AND INSTRUMENTS 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OY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RACTORS AND PARTS AND OTHER AGRL.IMPLEMENTS.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RANSMISSION RUBBER BEL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RANSMISSION TOW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RAVELING RUGS, CURTAIN, ZARI, AND EMBROIDERY ARTICL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READ RUBBER <text:s text:c="2"/>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URMERIC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TYRES AND TUB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UMBRELLA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UP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VACCIN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VALV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VEGETABLES , FRUI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VERMICULITE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VETERINARY MEDICIN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VINEGA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VINYL FLOURING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ASTE CLOTH PIEC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ASTE OIL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ASTE PAPER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ATCHES AND CLOCK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ATER PURIFIER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ATER STORAGE TANKS PLASTIC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ATER TANK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ATER TREATMENT,PURIFICATION PLANTS,EQUIPMENT SPARES AND ALLIED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AX POLISH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EIGHING MACHINES AND SPAR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ELDING EQUIPMENT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ET DAT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ET GRINDER, GRINDER AND ACCESSO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HEAT AND WHEAT PRODU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IND POWER EQUIPMENT AND ACCESSORIE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OOD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ORKS CONTRACTS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WRITING INSTRUMENTS, WRITING INK</text:p>
          </table:table-cell>
          <table:table-cell table:number-columns-repeated="975"/>
        </table:table-row>
        <table:table-row table:style-name="ro6">
          <table:table-cell table:style-name="ce5" table:content-validation-name="val1"/>
          <table:table-cell table:style-name="ce4"/>
          <table:table-cell table:style-name="ce12" table:number-columns-repeated="2"/>
          <table:table-cell table:style-name="ce13"/>
          <table:table-cell table:style-name="ce12"/>
          <table:table-cell table:style-name="ce7"/>
          <table:table-cell table:style-name="ce18"/>
          <table:table-cell table:style-name="ce19" table:content-validation-name="val5"/>
          <table:table-cell table:style-name="ce4"/>
          <table:table-cell table:style-name="ce4" table:content-validation-name="val6"/>
          <table:table-cell table:style-name="ce22"/>
          <table:table-cell table:number-columns-repeated="36"/>
          <table:table-cell office:value-type="string">
            <text:p>ZIP FASTENER</text:p>
          </table:table-cell>
          <table:table-cell table:number-columns-repeated="975"/>
        </table:table-row>
        <table:table-row table:style-name="ro6" table:number-rows-repeated="10480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21" table:default-cell-style-name="ce6"/>
        <table:table-column table:style-name="co15" table:number-columns-repeated="1023" table:default-cell-style-name="Default"/>
        <table:table-row table:style-name="ro6">
          <table:table-cell table:style-name="ce4" office:value-type="float" office:value="28800189343">
            <text:p>28800189343</text:p>
          </table:table-cell>
          <table:table-cell table:style-name="ce6" table:formula="of:=LEN([.A1])" office:value-type="float" office:value="11">
            <text:p>11</text:p>
          </table:table-cell>
          <table:table-cell table:number-columns-repeated="1022"/>
        </table:table-row>
        <table:table-row table:style-name="ro6" table:number-rows-repeated="10485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15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number number:decimal-places="0" number:min-integer-digits="1"/>
    </number:number-style>
    <number:number-style style:name="N123">
      <style:text-properties fo:color="#ff0000"/>
      <number:number number:decimal-places="0" number:min-integer-digits="1"/>
      <style:map style:condition="value()&gt;=0" style:apply-style-name="N123P0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  <number:text>-</number:text>
      <number:year/>
    </number:date-style>
    <number:number-style style:name="N126">
      <number:number number:decimal-places="3" number:min-integer-digits="1"/>
    </number:number-style>
    <number:number-style style:name="N127">
      <number:number number:decimal-places="0" number:min-integer-digits="5"/>
    </number:number-style>
    <number:number-style style:name="N13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style:style style:name="Default" style:family="table-cell">
      <style:table-cell-properties fo:padding="0.028in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5799in" fo:margin-right="0.25in" style:first-page-number="continue" style:scale-to="57%" style:writing-mode="lr-tb"/>
      <style:header-style>
        <style:header-footer-properties fo:min-height="0.2953in" fo:margin-left="0.1681in" fo:margin-right="0.498in" fo:margin-bottom="0in"/>
      </style:header-style>
      <style:footer-style>
        <style:header-footer-properties fo:min-height="0.2953in" fo:margin-left="0.1681in" fo:margin-right="0.498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0000-00-00T18:12:28.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15T05:03:28</meta:creation-date>
    <dc:date>2014-08-25T18:12:58.32</dc:date>
    <meta:print-date>2009-02-07T10:56:00</meta:print-date>
    <meta:editing-cycles>11</meta:editing-cycles>
    <meta:editing-duration>P23DT22H11M12S</meta:editing-duration>
    <meta:generator>LibreOffice/4.0.4.2$Windows_x86 LibreOffice_project/9e9821abd0ffdbc09cd8c52eaa574fa09eb08f2</meta:generator>
    <meta:document-statistic meta:table-count="3" meta:cell-count="601" meta:object-count="0"/>
  </office:meta>
</office:document-meta>
</file>